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aticMethods.publicMethod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ticMethods.private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ticMethods.privateMethod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ticMethods.public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ticMethods.getPrivateMethod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ticMethods.re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taticMethods.getPublicMethod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